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dfda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106c3"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officeooo:rsid="001fd2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7"/>
      <text:p text:style-name="P9">Table of contents</text:p>
      <text:p text:style-name="P9"/>
      <text:p text:style-name="P3">1. <text:span text:style-name="T4">Introduction: What is a Media Query</text:span></text:p>
      <text:p text:style-name="P4">2. Media type</text:p>
      <text:p text:style-name="P4">3. Media feature</text:p>
      <text:p text:style-name="P11"/>
      <text:p text:style-name="P12">What is a Media Query?</text:p>
      <text:p text:style-name="P12"><text:span text:style-name="T3"/></text:p>
      <text:p text:style-name="P13"><text:span text:style-name="T3">M</text:span><text:span text:style-name="T2">edia Queries are used to apply or change styles for different media types, commonly for resizing elements for different viewport sizes but also for user preferences such as dark mode or no animation as well as for print view.</text:span></text:p>
      <text:p text:style-name="P12"><text:span text:style-name="T3"/></text:p>
      <text:p text:style-name="P12"><text:span text:style-name="T3"/></text:p>
      <text:p text:style-name="P11">Media Types</text:p>
      <text:p text:style-name="P11">Media Features</text:p>
      <text:p text:style-name="P10"/>
      <text:p text:style-name="P9">Resources</text:p>
      <text:p text:style-name="P8"/>
      <text:p text:style-name="P6"><text:a xlink:type="simple" xlink:href="https://www.w3schools.com/cssref/css3_pr_mediaquery.asp" text:style-name="Internet_20_link" text:visited-style-name="Visited_20_Internet_20_Link"><text:span text:style-name="T1">https://www.w3schools.com/cssref/css3_pr_mediaquery.asp</text:span></text:a></text:p>
      <text:p text:style-name="P6"><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5"/>
      <text:p text:style-name="P6"><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6"/>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09-29T15:31:45.318968220</dc:date>
    <meta:editing-duration>PT47M23S</meta:editing-duration>
    <meta:editing-cycles>7</meta:editing-cycles>
    <meta:generator>LibreOffice/7.3.6.2$Linux_X86_64 LibreOffice_project/30$Build-2</meta:generator>
    <meta:document-statistic meta:table-count="0" meta:image-count="0" meta:object-count="0" meta:page-count="1" meta:paragraph-count="13" meta:word-count="71" meta:character-count="572" meta:non-whitespace-character-count="513"/>
  </office:meta>
</office:document-meta>
</file>